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inherit" svg:font-family="inherit"/>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variant="normal" fo:text-transform="none" fo:font-style="normal"/>
    </style:style>
    <style:style style:name="P2" style:family="paragraph" style:parent-style-name="Text_20_body">
      <style:paragraph-properties fo:line-height="137%" fo:text-align="end" style:justify-single-word="false"/>
      <style:text-properties style:font-name="inherit" fo:font-weight="bold"/>
    </style:style>
    <style:style style:name="P3" style:family="paragraph" style:parent-style-name="Text_20_body" style:list-style-name="L1">
      <style:paragraph-properties fo:margin-left="0in" fo:margin-right="0in" fo:margin-top="0in" fo:margin-bottom="0in" fo:line-height="137%" fo:text-indent="0in" style:auto-text-indent="false" fo:padding="0in" fo:border="none"/>
      <style:text-properties style:font-name="inherit" fo:font-weight="normal"/>
    </style:style>
    <style:style style:name="P4" style:family="paragraph" style:parent-style-name="Text_20_body" style:list-style-name="L1">
      <style:paragraph-properties fo:margin-top="0in" fo:margin-bottom="0in" fo:orphans="2" fo:widows="2" fo:padding="0in" fo:border="none"/>
    </style:style>
    <style:style style:name="T1" style:family="text">
      <style:text-properties style:font-name="inherit" fo:font-size="12pt" fo:font-weight="bold"/>
    </style:style>
    <style:style style:name="fr1" style:family="graphic" style:parent-style-name="Frame">
      <style:graphic-properties fo:margin-left="0in" fo:margin-right="0in" fo:margin-top="0in" fo:margin-bottom="0in" style:wrap="run-through" style:number-wrapped-paragraphs="no-limit" style:vertical-pos="top" style:vertical-rel="char" style:horizontal-pos="from-left" style:horizontal-rel="page" fo:padding="0in" fo:border="none"/>
    </style:style>
    <style:style style:name="fr2" style:family="graphic" style:parent-style-name="Frame">
      <style:graphic-properties fo:margin-left="0in" fo:margin-right="0in" fo:margin-top="0in" fo:margin-bottom="0in" style:wrap="run-through" style:number-wrapped-paragraphs="no-limit" style:vertical-pos="top" style:vertical-rel="char" style:horizontal-pos="left" style:horizontal-rel="char" fo:padding="0in" fo:border="none"/>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https://journals.asm.org/doi/full/10.1128/AAC.45.12.3560-3565.2001<text:line-break/>We found earlier that deferoxamine (DFO), a drug used for treatment of iron overload, is active against a rat model of Pneumocystis carinii pneumonia (PCP). We had assumed a mode of action by deprivation of nutritional iron; however, data here show that DFO penetrates P. carinii, causing irreversible damage, thus indicating a different mode of action. Penetration was demonstrated by showing DFO uptake by high-pressure liquid chromatography analysis. By using calcein-AM as an indicator, exposure to DFO was shown to cause a reduction inP. carinii cytoplasmic free iron. Exposure to ≥100 μM DFO for ≥8 h in vitro caused growth to cease and cell numbers to decline over several days. This direct and irreversible damage to P. carinii led to the prediction that infrequent delivery of DFO to the lungs via an aerosol would be an effective treatment in the animal model of PCP. This prediction was confirmed by demonstrating that a once-a-week aerosol treatment of rats was 100% effective both as a prophylactic and as a curative treatment in a rat model of PCP.<text:line-break/>https://pubmed.ncbi.nlm.nih.gov/1708429/<text:line-break/>https://www.ncbi.nlm.nih.gov/pmc/articles/PMC5801370/<text:line-break/>https://pubmed.ncbi.nlm.nih.gov/7532647/<text:line-break/>https://pubmed.ncbi.nlm.nih.gov/7511676/<text:line-break/>We can completely reverse covid induced lung injury with nebulized deferoxamine<text:line-break/>it will cure nearly all lung disorders and revert our lung function to a more youthful state<text:line-break/>nebulized DFO is even more novel for the treatment of disorders of aging than intranasal DFO<text:line-break/><text:line-break/>Aerosolized Deferoxamine completely reverses smoke induced lung injury and has the potential to reverse the progression of all chronic lung conditions including cystic fibrosis, lung cancer, Covid, COPD, asthma and restore our lung function to a youthful state while protecting us from the stressors of air pollution. 10-17% DFO solutions are whats used in these mouse studies and it's easily replicatable with a nebulizer.<text:line-break/><text:line-break/>Anyone interested in using this to treat their CFS alongside intranasal DFO give a report here.<text:line-break/>Cystic fibrosis is a condition of iron accumulation in the lung tissue. https://www.ncbi.nlm.nih.gov/pmc/articles/PMC3419499/<text:line-break/><text:line-break/>Blood and sputum samples were collected from 12 subjects with moderate‐to‐severe CF (median percentage‐predicted forced expiratory volume in 1 second (FEV1%) = 29%; median weight = 56 kg) within 24 hours of starting and completing a course of systemic antibiotics.<text:line-break/><text:line-break/>Results: After treatment, subjects showed median FEV1% and body weight improvements of 4.5% and 2.0 kg, respectively (p &lt; 0.05). Median serum iron rose by 2.4 μmol/L (p &lt; 0.05), but 75% of patients remained hypoferremic. Median serum IL‐6 and hepcidin‐25 levels fell by 12.1 pg/mL and 37.5 ng/mL, respectively (p &lt; 0.05). Median serum erythropoietin (EPO) and hemoglobin levels were unaffected by treatment. We observed a trend toward lower sputum iron content after treatment.<text:line-break/>PubMed Central (PMC)<text:line-break/><text:line-break/>Clinical studies support the premise that iron homeostasis is uniquely aberrant in this disease. The iron content of CF sputum is approximately 2.5–5.5 times higher than sputum from patients with chronic obstructive pulmonary disease (COPD) and about 3.4–4.2 times higher than sputum from normal controls. 8 , 9 , 10 Reid et al. 11 reported a significant direct relationship between sputum iron and quantitative culture of PA, suggesting that its growth is related to iron availability. Three investigations 9 , 10 , 11 with a total of 34 subjects have revealed that sputum iron content does not change after CFPE therapy, but none of them addressed iron‐related hematologic parameters.<text:line-break/>[4:03 AM]<text:line-break/><text:soft-page-break/>This is how lung fibrosis occurs is from hepatic hepcidin release which promotes defects in proteostasis within the lungs leading to iron accumulation in lung tissue<text:line-break/>[4:03 AM]<text:line-break/><text:a xlink:type="simple" xlink:href="https://www.ncbi.nlm.nih.gov/pmc/articles/PMC5694836/" text:style-name="Internet_20_link" text:visited-style-name="Visited_20_Internet_20_Link">https://www.ncbi.nlm.nih.gov/pmc/articles/PMC5694836/</text:a><text:line-break/><text:line-break/>^ Read this entire paper and come back to me @jard<text:line-break/>[4:05 AM]<text:line-break/>It's not hyperbole if its the actual mechanistic data describing lung fibrosis and iron homeostasis in the lungs<text:line-break/>[4:07 AM]<text:line-break/><text:a xlink:type="simple" xlink:href="https://respiratory-research.biomedcentral.com/articles/10.1186/s12931-022-01929-7" text:style-name="Internet_20_link" text:visited-style-name="Visited_20_Internet_20_Link">https://respiratory-research.biomedcentral.com/articles/10.1186/s12931-022-01929-7</text:a><text:line-break/><text:line-break/>https://onlinelibrary.wiley.com/doi/full/10.1002/path.5489<text:line-break/>[4:12 AM]<text:line-break/>Lung fibrosis enters the iron age-Free Access<text:line-break/><text:line-break/>1<text:line-break/>[4:13 AM]<text:line-break/><text:line-break/><text:span text:style-name="Strong_20_Emphasis"><text:span text:style-name="T1">Treatment with inhaled iron chelator deferoxamine ameliorated pulmonary fibrosis and prevented lung function decline in vivo.</text:span></text:span></text:p>
      <text:section text:style-name="Sect1" text:name="message-content-987632631711674378">
        <text:list xml:id="list7277162941809968952" text:style-name="L1">
          <text:list-item>
            <text:p text:style-name="P3">You're a former researcher in lung disease that doesn't understand how lung disease occurs</text:p>
          </text:list-item>
        </text:list>
      </text:section>
      <text:list xml:id="list33727873" text:continue-numbering="true" text:style-name="L1">
        <text:list-item>
          <text:p text:style-name="P4"><draw:frame draw:style-name="fr1" draw:name="Frame1" text:anchor-type="char" svg:x="0in" svg:width="0.5835in" draw:z-index="0"><draw:text-box fo:min-height="0.0161in"><text:p text:style-name="P2">4:19 AM<draw:frame draw:style-name="fr2" draw:name="Frame2" text:anchor-type="char" svg:width="0.0161in" draw:z-index="1"><draw:text-box fo:min-height="0.0161in"><text:p text:style-name="P1">[</text:p></draw:text-box></draw:frame><draw:frame draw:style-name="fr2" draw:name="Frame3" text:anchor-type="char" svg:width="0.0161in" draw:z-index="2"><draw:text-box fo:min-height="0.0161in"><text:p text:style-name="P1">]</text:p></draw:text-box></draw:frame></text:p></draw:text-box></draw:frame></text:p>
        </text:list-item>
      </text:list>
      <text:p text:style-name="Standard"><text:a xlink:type="simple" xlink:href="https://pubmed.ncbi.nlm.nih.gov/31960628/" text:style-name="Internet_20_link" text:visited-style-name="Visited_20_Internet_20_Link">https://pubmed.ncbi.nlm.nih.gov/31960628/</text:a><text:line-break/><text:a xlink:type="simple" xlink:href="https://www.ncbi.nlm.nih.gov/pmc/articles/PMC7561208/" text:style-name="Internet_20_link" text:visited-style-name="Visited_20_Internet_20_Link">https://www.ncbi.nlm.nih.gov/pmc/articles/PMC7561208/</text:a><text:line-break/>Intranasal deferoxamine provides 200 fold higher brain concentrations than IV use and doesnt require lengthy iv injection procedures. <text:a xlink:type="simple" xlink:href="https://pubmed.ncbi.nlm.nih.gov/19509317/" text:style-name="Internet_20_link" text:visited-style-name="Visited_20_Internet_20_Link">https://pubmed.ncbi.nlm.nih.gov/19509317/</text:a><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inherit" svg:font-family="inherit"/>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06-19T13:45:22.97</meta:creation-date>
    <meta:document-statistic meta:table-count="0" meta:image-count="0" meta:object-count="0" meta:page-count="2" meta:paragraph-count="6" meta:word-count="678" meta:character-count="4811"/>
    <dc:date>2022-06-19T13:50:32.13</dc:date>
    <meta:editing-duration>PT5M10S</meta:editing-duration>
    <meta:editing-cycles>1</meta:editing-cycles>
    <meta:generator>OpenOffice/4.1.10$Win32 OpenOffice.org_project/4110m2$Build-9807</meta:generator>
  </office:meta>
</office:document-meta>
</file>